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HIDDEN DIM</text:p>
          </table:table-cell>
          <table:table-cell office:value-type="string" calcext:value-type="string">
            <text:p>EMBED DIM</text:p>
          </table:table-cell>
          <table:table-cell office:value-type="string" calcext:value-type="string">
            <text:p>LAYERSNUM</text:p>
          </table:table-cell>
          <table:table-cell office:value-type="string" calcext:value-type="string">
            <text:p>CHANCES</text:p>
          </table:table-cell>
          <table:table-cell office:value-type="string" calcext:value-type="string">
            <text:p>BATCH SIZ</text:p>
          </table:table-cell>
          <table:table-cell office:value-type="string" calcext:value-type="string">
            <text:p>DROP_LIN</text:p>
          </table:table-cell>
          <table:table-cell office:value-type="string" calcext:value-type="string">
            <text:p>DROP_LS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dropout embe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<text:s/>STILL GROW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INCREASE 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<text:s/>Fro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50" calcext:value-type="float">
            <text:p>150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stop at 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50" calcext:value-type="float">
            <text:p>150</text:p>
          </table:table-cell>
          <table:table-cell office:value-type="float" office:value="0.686" calcext:value-type="float">
            <text:p>0,686</text:p>
          </table:table-cell>
          <table:table-cell office:value-type="string" calcext:value-type="string">
            <text:p>stop at 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94" calcext:value-type="float">
            <text:p>0,694</text:p>
          </table:table-cell>
          <table:table-cell office:value-type="string" calcext:value-type="string">
            <text:p>stop at 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stop at 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  <table:table-cell office:value-type="float" office:value="0.689" calcext:value-type="float">
            <text:p>0,689</text:p>
          </table:table-cell>
          <table:table-cell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  <table:table-cell office:value-type="float" office:value="0.689" calcext:value-type="float">
            <text:p>0,689</text:p>
          </table:table-cell>
          <table:table-cell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  <table:table-cell office:value-type="float" office:value="0.696" calcext:value-type="float">
            <text:p>0,696</text:p>
          </table:table-cell>
          <table:table-cell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97" calcext:value-type="float">
            <text:p>0,6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 good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no more significant improvements, tried to implement 2 different dropout values for linear layer and emb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94" calcext:value-type="float">
            <text:p>0,694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style-name="ce1"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704" calcext:value-type="float">
            <text:p>0,70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5" office:value-type="float" office:value="0.717" calcext:value-type="float">
            <text:p>0,717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08" calcext:value-type="float">
            <text:p>0,60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701" calcext:value-type="float">
            <text:p>0,70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701" calcext:value-type="float">
            <text:p>0,70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48" calcext:value-type="float">
            <text:p>0,648</text:p>
          </table:table-cell>
          <table:table-cell office:value-type="string" calcext:value-type="string">
            <text:p>still growin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684" calcext:value-type="float">
            <text:p>0,684</text:p>
          </table:table-cell>
          <table:table-cell office:value-type="string" calcext:value-type="string">
            <text:p><text:s/>no good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/>
          <table:table-cell office:value-type="string" calcext:value-type="string">
            <text:p>no consistent improvement, time to enlarge things</text:p>
          </table:table-cell>
          <table:table-cell table:number-columns-repeated="11"/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2"/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706" calcext:value-type="float">
            <text:p>0,7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701" calcext:value-type="float">
            <text:p>0,70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0.703" calcext:value-type="float">
            <text:p>0,70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0.704" calcext:value-type="float">
            <text:p>0,70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708" calcext:value-type="float">
            <text:p>0,708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13" calcext:value-type="float">
            <text:p>0,713</text:p>
          </table:table-cell>
        </table:table-row>
      </table:table>
      <table:named-expressions>
        <table:named-range table:name="A0:XFD1" table:base-cell-address="$Foglio1.$A$1" table:cell-range-address="$Foglio1.$1:.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1:02:54.872379463</meta:creation-date>
    <dc:date>2023-05-01T22:34:11.580405502</dc:date>
    <meta:editing-duration>PT16H31M2S</meta:editing-duration>
    <meta:editing-cycles>25</meta:editing-cycles>
    <meta:generator>LibreOffice/7.4.6.2$Linux_X86_64 LibreOffice_project/40$Build-2</meta:generator>
    <meta:document-statistic meta:table-count="1" meta:cell-count="296" meta:object-count="0"/>
  </office:meta>
</office:document-meta>
</file>